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e30ee" officeooo:paragraph-rsid="001e30ee"/>
    </style:style>
    <style:style style:name="P2" style:family="paragraph" style:parent-style-name="Standard">
      <style:text-properties style:text-underline-style="solid" style:text-underline-width="auto" style:text-underline-color="font-color" officeooo:rsid="001e5d61" officeooo:paragraph-rsid="001e5d61"/>
    </style:style>
    <style:style style:name="P3" style:family="paragraph" style:parent-style-name="Standard">
      <style:text-properties style:text-underline-style="solid" style:text-underline-width="auto" style:text-underline-color="font-color" officeooo:rsid="00218a8e" officeooo:paragraph-rsid="00218a8e"/>
    </style:style>
    <style:style style:name="P4" style:family="paragraph" style:parent-style-name="Standard">
      <style:text-properties style:text-underline-style="solid" style:text-underline-width="auto" style:text-underline-color="font-color" officeooo:rsid="00218a8e" officeooo:paragraph-rsid="0023ce27"/>
    </style:style>
    <style:style style:name="P5" style:family="paragraph" style:parent-style-name="Standard">
      <style:text-properties style:text-underline-style="solid" style:text-underline-width="auto" style:text-underline-color="font-color" officeooo:rsid="00232dcc" officeooo:paragraph-rsid="00232dcc"/>
    </style:style>
    <style:style style:name="P6" style:family="paragraph" style:parent-style-name="Standard">
      <style:text-properties style:text-underline-style="solid" style:text-underline-width="auto" style:text-underline-color="font-color" fo:font-weight="normal" officeooo:rsid="0023ce27" officeooo:paragraph-rsid="0023ce27"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2a8b84" officeooo:paragraph-rsid="002a8b84" style:font-weight-asian="normal" style:font-weight-complex="normal"/>
    </style:style>
    <style:style style:name="P8" style:family="paragraph" style:parent-style-name="Standard">
      <style:text-properties style:text-underline-style="none" fo:font-weight="normal" officeooo:rsid="002a8b84" officeooo:paragraph-rsid="002a8b84" style:font-weight-asian="normal" style:font-weight-complex="normal"/>
    </style:style>
    <style:style style:name="P9" style:family="paragraph" style:parent-style-name="Standard">
      <style:text-properties style:text-underline-style="none" fo:font-weight="normal" officeooo:rsid="002cacd7" officeooo:paragraph-rsid="002cacd7" style:font-weight-asian="normal" style:font-weight-complex="normal"/>
    </style:style>
    <style:style style:name="P10" style:family="paragraph" style:parent-style-name="Standard">
      <style:text-properties style:text-underline-style="none" fo:font-weight="normal" officeooo:rsid="002d80f0" officeooo:paragraph-rsid="002d80f0" style:font-weight-asian="normal" style:font-weight-complex="normal"/>
    </style:style>
    <style:style style:name="P11" style:family="paragraph" style:parent-style-name="Standard">
      <style:text-properties style:text-underline-style="none" fo:font-weight="normal" officeooo:rsid="002f237a" officeooo:paragraph-rsid="002f237a" style:font-weight-asian="normal" style:font-weight-complex="normal"/>
    </style:style>
    <style:style style:name="P12" style:family="paragraph" style:parent-style-name="Standard">
      <style:text-properties style:text-underline-style="none" fo:font-weight="normal" officeooo:rsid="0032a646" officeooo:paragraph-rsid="0032a646" style:font-weight-asian="normal" style:font-weight-complex="normal"/>
    </style:style>
    <style:style style:name="P13" style:family="paragraph" style:parent-style-name="Standard">
      <style:text-properties style:text-underline-style="none" fo:font-weight="normal" officeooo:rsid="0035619f" officeooo:paragraph-rsid="0035619f" style:font-weight-asian="normal" style:font-weight-complex="normal"/>
    </style:style>
    <style:style style:name="P14" style:family="paragraph" style:parent-style-name="Standard">
      <style:text-properties fo:font-style="normal" style:text-underline-style="none" fo:font-weight="normal" officeooo:rsid="00392eab" officeooo:paragraph-rsid="00392eab"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3ce62c" officeooo:paragraph-rsid="003ce62c" style:font-style-asian="normal" style:font-weight-asian="normal" style:font-style-complex="normal" style:font-weight-complex="normal"/>
    </style:style>
    <style:style style:name="P16" style:family="paragraph" style:parent-style-name="Standard">
      <style:text-properties fo:font-style="normal" style:text-underline-style="solid" style:text-underline-width="auto" style:text-underline-color="font-color" fo:font-weight="normal" officeooo:rsid="00392eab" officeooo:paragraph-rsid="00392eab" style:font-style-asian="normal" style:font-weight-asian="normal" style:font-style-complex="normal" style:font-weight-complex="normal"/>
    </style:style>
    <style:style style:name="P17" style:family="paragraph" style:parent-style-name="Standard">
      <style:text-properties style:text-underline-style="none" officeooo:rsid="001e5d61" officeooo:paragraph-rsid="001e5d61"/>
    </style:style>
    <style:style style:name="P18" style:family="paragraph" style:parent-style-name="Standard">
      <style:text-properties style:text-underline-style="none" officeooo:rsid="00218a8e" officeooo:paragraph-rsid="00218a8e"/>
    </style:style>
    <style:style style:name="P19" style:family="paragraph" style:parent-style-name="Standard">
      <style:text-properties style:text-underline-style="none" officeooo:rsid="00218a8e" officeooo:paragraph-rsid="0023ce27"/>
    </style:style>
    <style:style style:name="P20" style:family="paragraph" style:parent-style-name="Standard">
      <style:text-properties style:text-underline-style="none" fo:font-weight="normal" officeooo:rsid="00232dcc" officeooo:paragraph-rsid="00218a8e" style:font-weight-asian="normal" style:font-weight-complex="normal"/>
    </style:style>
    <style:style style:name="P21" style:family="paragraph" style:parent-style-name="Standard">
      <style:text-properties style:text-underline-style="none" fo:font-weight="normal" officeooo:rsid="00232dcc" officeooo:paragraph-rsid="0023ce27" style:font-weight-asian="normal" style:font-weight-complex="normal"/>
    </style:style>
    <style:style style:name="P22" style:family="paragraph" style:parent-style-name="Standard">
      <style:text-properties style:text-underline-style="none" fo:font-weight="normal" officeooo:rsid="0023ce27" officeooo:paragraph-rsid="0023ce27" style:font-weight-asian="normal" style:font-weight-complex="normal"/>
    </style:style>
    <style:style style:name="P23" style:family="paragraph" style:parent-style-name="Standard">
      <style:text-properties style:text-underline-style="none" fo:font-weight="normal" officeooo:rsid="002603f9" officeooo:paragraph-rsid="0023ce27" style:font-weight-asian="normal" style:font-weight-complex="normal"/>
    </style:style>
    <style:style style:name="P24" style:family="paragraph" style:parent-style-name="Standard">
      <style:text-properties style:text-underline-style="none" fo:font-weight="normal" officeooo:rsid="002603f9" officeooo:paragraph-rsid="002603f9" style:font-weight-asian="normal" style:font-weight-complex="normal"/>
    </style:style>
    <style:style style:name="P25" style:family="paragraph" style:parent-style-name="Standard">
      <style:text-properties style:text-underline-style="none" officeooo:rsid="00232dcc" officeooo:paragraph-rsid="00218a8e"/>
    </style:style>
    <style:style style:name="P26" style:family="paragraph" style:parent-style-name="Standard">
      <style:text-properties style:text-underline-style="none" officeooo:rsid="00232dcc" officeooo:paragraph-rsid="00232dcc"/>
    </style:style>
    <style:style style:name="P27" style:family="paragraph" style:parent-style-name="Standard">
      <style:text-properties style:text-underline-style="none" fo:font-weight="bold" officeooo:rsid="00232dcc" officeooo:paragraph-rsid="0023ce27" style:font-weight-asian="bold" style:font-weight-complex="bold"/>
    </style:style>
    <style:style style:name="P28" style:family="paragraph" style:parent-style-name="Standard">
      <style:text-properties fo:font-style="normal" style:text-underline-style="none" fo:font-weight="normal" officeooo:rsid="002d80f0" officeooo:paragraph-rsid="002d80f0"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2f237a" officeooo:paragraph-rsid="002f237a"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32a646" officeooo:paragraph-rsid="002f237a"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32a646" officeooo:paragraph-rsid="0032a646"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35619f" officeooo:paragraph-rsid="0032a646"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35619f" officeooo:paragraph-rsid="0035619f"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35ed38" officeooo:paragraph-rsid="0035619f"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35ed38" officeooo:paragraph-rsid="0032a646"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35ed38" officeooo:paragraph-rsid="0036647a"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341658" officeooo:paragraph-rsid="0032a646" style:font-style-asian="normal" style:font-weight-asian="normal" style:font-style-complex="normal" style:font-weight-complex="normal"/>
    </style:style>
    <style:style style:name="P38" style:family="paragraph" style:parent-style-name="Standard">
      <style:text-properties fo:font-style="italic" style:text-underline-style="none" fo:font-weight="normal" officeooo:rsid="002d80f0" officeooo:paragraph-rsid="002d80f0" style:font-style-asian="italic" style:font-weight-asian="normal" style:font-style-complex="italic" style:font-weight-complex="normal"/>
    </style:style>
    <style:style style:name="P39" style:family="paragraph" style:parent-style-name="Standard">
      <style:text-properties fo:font-style="italic" style:text-underline-style="none" fo:font-weight="normal" officeooo:rsid="0032a646" officeooo:paragraph-rsid="0032a646" style:font-style-asian="italic" style:font-weight-asian="normal" style:font-style-complex="italic" style:font-weight-complex="normal"/>
    </style:style>
    <style:style style:name="P40" style:family="paragraph" style:parent-style-name="Standard">
      <style:text-properties fo:font-style="italic" style:text-underline-style="none" fo:font-weight="normal" officeooo:rsid="00341658" officeooo:paragraph-rsid="0032a646" style:font-style-asian="italic" style:font-weight-asian="normal" style:font-style-complex="italic" style:font-weight-complex="normal"/>
    </style:style>
    <style:style style:name="P41" style:family="paragraph" style:parent-style-name="Standard">
      <style:text-properties fo:font-style="italic" style:text-underline-style="none" fo:font-weight="normal" officeooo:rsid="003ce62c" officeooo:paragraph-rsid="003ce62c" style:font-style-asian="italic" style:font-weight-asian="normal" style:font-style-complex="italic" style:font-weight-complex="normal"/>
    </style:style>
    <style:style style:name="T1" style:family="text">
      <style:text-properties style:text-underline-style="none"/>
    </style:style>
    <style:style style:name="T2" style:family="text">
      <style:text-properties style:text-underline-style="none" officeooo:rsid="00232dcc"/>
    </style:style>
    <style:style style:name="T3" style:family="text">
      <style:text-properties style:text-underline-style="none" fo:font-weight="bold" officeooo:rsid="00232dcc" style:font-weight-asian="bold" style:font-weight-complex="bold"/>
    </style:style>
    <style:style style:name="T4" style:family="text">
      <style:text-properties style:text-underline-style="none" fo:font-weight="bold" officeooo:rsid="0024d3f7" style:font-weight-asian="bold" style:font-weight-complex="bold"/>
    </style:style>
    <style:style style:name="T5" style:family="text">
      <style:text-properties style:text-underline-style="none" fo:font-weight="normal" officeooo:rsid="00232dcc" style:font-weight-asian="normal" style:font-weight-complex="normal"/>
    </style:style>
    <style:style style:name="T6" style:family="text">
      <style:text-properties style:text-underline-style="none" fo:font-weight="normal" officeooo:rsid="0024d3f7" style:font-weight-asian="normal" style:font-weight-complex="normal"/>
    </style:style>
    <style:style style:name="T7" style:family="text">
      <style:text-properties style:text-underline-style="none" officeooo:rsid="002603f9"/>
    </style:style>
    <style:style style:name="T8" style:family="text">
      <style:text-properties fo:font-weight="bold" officeooo:rsid="002c103f" style:font-weight-asian="bold" style:font-weight-complex="bold"/>
    </style:style>
    <style:style style:name="T9" style:family="text">
      <style:text-properties fo:font-weight="bold" officeooo:rsid="002d80f0"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3052f7"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23a7c4" style:font-style-asian="italic" style:font-style-complex="italic"/>
    </style:style>
    <style:style style:name="T14" style:family="text">
      <style:text-properties officeooo:rsid="002c103f"/>
    </style:style>
    <style:style style:name="T15" style:family="text">
      <style:text-properties officeooo:rsid="002d80f0"/>
    </style:style>
    <style:style style:name="T16" style:family="text">
      <style:text-properties fo:font-style="normal" style:font-style-asian="normal" style:font-style-complex="normal"/>
    </style:style>
    <style:style style:name="T17" style:family="text">
      <style:text-properties fo:font-style="normal" officeooo:rsid="0032a646" style:font-style-asian="normal" style:font-style-complex="normal"/>
    </style:style>
    <style:style style:name="T18" style:family="text">
      <style:text-properties fo:font-style="normal" officeooo:rsid="00341658" style:font-style-asian="normal" style:font-style-complex="normal"/>
    </style:style>
    <style:style style:name="T19" style:family="text">
      <style:text-properties fo:font-style="normal" officeooo:rsid="0035619f" style:font-style-asian="normal" style:font-style-complex="normal"/>
    </style:style>
    <style:style style:name="T20" style:family="text">
      <style:text-properties fo:font-style="normal" officeooo:rsid="0035ed38" style:font-style-asian="normal" style:font-style-complex="normal"/>
    </style:style>
    <style:style style:name="T21" style:family="text">
      <style:text-properties fo:font-style="normal" officeooo:rsid="0036647a" style:font-style-asian="normal" style:font-style-complex="normal"/>
    </style:style>
    <style:style style:name="T22" style:family="text">
      <style:text-properties fo:font-style="normal" fo:font-weight="bold" officeooo:rsid="0032a646" style:font-style-asian="normal" style:font-weight-asian="bold" style:font-style-complex="normal" style:font-weight-complex="bold"/>
    </style:style>
    <style:style style:name="T23" style:family="text">
      <style:text-properties fo:font-style="normal" fo:font-weight="bold" officeooo:rsid="00341658" style:font-style-asian="normal" style:font-weight-asian="bold" style:font-style-complex="normal" style:font-weight-complex="bold"/>
    </style:style>
    <style:style style:name="T24" style:family="text">
      <style:text-properties fo:font-style="normal" fo:font-weight="bold" officeooo:rsid="0035619f" style:font-style-asian="normal" style:font-weight-asian="bold" style:font-style-complex="normal" style:font-weight-complex="bold"/>
    </style:style>
    <style:style style:name="T25" style:family="text">
      <style:text-properties fo:font-style="normal" fo:font-weight="bold" officeooo:rsid="0036647a" style:font-style-asian="normal" style:font-weight-asian="bold" style:font-style-complex="normal" style:font-weight-complex="bold"/>
    </style:style>
    <style:style style:name="T26" style:family="text">
      <style:text-properties officeooo:rsid="003aee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22/18</text:p>
      <text:p text:style-name="P1"/>
      <text:p text:style-name="P2">More Functions</text:p>
      <text:p text:style-name="P17"/>
      <text:p text:style-name="P18">- While Loop example</text:p>
      <text:p text:style-name="P18">&gt;</text:p>
      <text:p text:style-name="P18"><text:tab/>x <text:s/>= 0</text:p>
      <text:p text:style-name="P18"><text:tab/>while x &lt; 10:</text:p>
      <text:p text:style-name="P18"><text:tab/><text:tab/>print(“Iteration #”,x)</text:p>
      <text:p text:style-name="P18"><text:tab/><text:tab/>x += 1</text:p>
      <text:p text:style-name="P18">&lt;</text:p>
      <text:p text:style-name="P20"/>
      <text:p text:style-name="P3"><text:span text:style-name="T5">- </text:span><text:span text:style-name="T6">the</text:span><text:span text:style-name="T5"> </text:span><text:span text:style-name="T3">range</text:span><text:span text:style-name="T4">() </text:span><text:span text:style-name="T6">function</text:span><text:span text:style-name="T5"> is a list w/ specific values</text:span></text:p>
      <text:p text:style-name="P20">*first, last, interval (optional)</text:p>
      <text:p text:style-name="P20"/>
      <text:p text:style-name="P3"><text:span text:style-name="T5">- the </text:span><text:span text:style-name="T3">list() </text:span><text:span text:style-name="T5">function will print a list from an input</text:span></text:p>
      <text:p text:style-name="P20">* range function ccan be passed to the list function</text:p>
      <text:p text:style-name="P25"/>
      <text:p text:style-name="P26">&gt;</text:p>
      <text:p text:style-name="P26"><text:tab/>range(0,10)</text:p>
      <text:p text:style-name="P26"><text:tab/>list(range(0,10))</text:p>
      <text:p text:style-name="P26"/>
      <text:p text:style-name="P5"><text:span text:style-name="T1"><text:tab/>//</text:span><text:span text:style-name="T13">Output: [0,1,2,3,4,5,6,7,8,9]</text:span></text:p>
      <text:p text:style-name="P26">&lt;</text:p>
      <text:p text:style-name="P26"/>
      <text:p text:style-name="P19"/>
      <text:p text:style-name="P4"><text:span text:style-name="T1">-</text:span><text:span text:style-name="T2">For loop to iterate through a </text:span><text:span text:style-name="T3">list</text:span><text:span text:style-name="T5"> or a </text:span><text:span text:style-name="T3">range</text:span></text:p>
      <text:p text:style-name="P27"/>
      <text:p text:style-name="P21">&gt;</text:p>
      <text:p text:style-name="P6"><text:span text:style-name="T2"><text:tab/></text:span><text:span text:style-name="T1">for x in range(0,100,5);</text:span></text:p>
      <text:p text:style-name="P22"><text:tab/><text:tab/>print(“Iteration#”,x)</text:p>
      <text:p text:style-name="P22"/>
      <text:p text:style-name="P6"><text:span text:style-name="T1"><text:tab/>//</text:span><text:span text:style-name="T12">Outputs list of numbers 0-100 in intervals of 5</text:span></text:p>
      <text:p text:style-name="P22">&lt;</text:p>
      <text:p text:style-name="P22"/>
      <text:p text:style-name="P6"><text:span text:style-name="T1">- </text:span><text:span text:style-name="T7">It can also iterate through other types of sequences</text:span></text:p>
      <text:p text:style-name="P23"/>
      <text:p text:style-name="P24">&gt;</text:p>
      <text:p text:style-name="P24"><text:tab/>for x in [“red”,”blue”,”green”]:</text:p>
      <text:p text:style-name="P24"><text:tab/><text:tab/>print(i,”is a color”)</text:p>
      <text:p text:style-name="P24">&lt;</text:p>
      <text:p text:style-name="P24"/>
      <text:p text:style-name="P24"/>
      <text:p text:style-name="P24"/>
      <text:p text:style-name="P24"/>
      <text:p text:style-name="P24"/>
      <text:p text:style-name="P24"/>
      <text:p text:style-name="P24"/>
      <text:p text:style-name="P7"><text:soft-page-break/>Branching</text:p>
      <text:p text:style-name="P7"/>
      <text:p text:style-name="P8">-<text:span text:style-name="T14">Comparisions are done with (</text:span><text:span text:style-name="T8">==</text:span><text:span text:style-name="T14">) operator</text:span></text:p>
      <text:p text:style-name="P8"/>
      <text:p text:style-name="P9">&gt;</text:p>
      <text:p text:style-name="P9"><text:tab/>10==11 <text:tab/>//<text:span text:style-name="T10">Output: False</text:span></text:p>
      <text:p text:style-name="P9">&lt;</text:p>
      <text:p text:style-name="P9"/>
      <text:p text:style-name="P9">- <text:span text:style-name="T15">Using the </text:span><text:span text:style-name="T9">is </text:span><text:span text:style-name="T15">keyword checks if two variables have the same value in the same place in memory</text:span></text:p>
      <text:p text:style-name="P9"/>
      <text:p text:style-name="P10">&gt;</text:p>
      <text:p text:style-name="P10"><text:tab/>a = “blah”</text:p>
      <text:p text:style-name="P10"><text:tab/>b = “blah”</text:p>
      <text:p text:style-name="P10"><text:tab/>a is b<text:tab/><text:tab/>//<text:span text:style-name="T10">Output: True</text:span></text:p>
      <text:p text:style-name="P10"><text:span text:style-name="T10"><text:tab/></text:span><text:span text:style-name="T16">a = “yay yay”</text:span></text:p>
      <text:p text:style-name="P28"><text:tab/>b = “yay yay”</text:p>
      <text:p text:style-name="P10"><text:span text:style-name="T16"><text:tab/>a is b<text:tab/><text:tab/>//</text:span><text:span text:style-name="T10">Output: False</text:span></text:p>
      <text:p text:style-name="P38"/>
      <text:p text:style-name="P10"><text:span text:style-name="T10"><text:tab/>//</text:span><text:span text:style-name="T11">The first definitons of a and b evaluate to true because python optimised the ariables to point to the same place in memory. This didn’t happen with the longer strings and are thus in different parts of memory and evaluate to False when compared with ‘is’</text:span></text:p>
      <text:p text:style-name="P29">&lt;</text:p>
      <text:p text:style-name="P29"/>
      <text:p text:style-name="P11"><text:span text:style-name="T16">- </text:span><text:span text:style-name="T22">not() </text:span><text:span text:style-name="T17">functions checks if a var is false</text:span></text:p>
      <text:p text:style-name="P30"/>
      <text:p text:style-name="P31">&gt;</text:p>
      <text:p text:style-name="P31"><text:tab/>a = False</text:p>
      <text:p text:style-name="P31"><text:tab/>b = “False”</text:p>
      <text:p text:style-name="P12"><text:span text:style-name="T16"><text:tab/>not(a)<text:tab/>//</text:span><text:span text:style-name="T10">Output: True</text:span></text:p>
      <text:p text:style-name="P12"><text:span text:style-name="T10"><text:tab/></text:span><text:span text:style-name="T16">not(b)<text:tab/>//</text:span><text:span text:style-name="T10">Output: False</text:span></text:p>
      <text:p text:style-name="P39">&lt;</text:p>
      <text:p text:style-name="P39"/>
      <text:p text:style-name="P12"><text:span text:style-name="T10">- </text:span><text:span text:style-name="T23">if </text:span><text:span text:style-name="T18">statement works as a standard conditional</text:span></text:p>
      <text:p text:style-name="P12"><text:span text:style-name="T18">*</text:span><text:span text:style-name="T24">elif </text:span><text:span text:style-name="T19">is equialent to ‘else if’</text:span></text:p>
      <text:p text:style-name="P12"><text:span text:style-name="T19">*</text:span><text:span text:style-name="T25">else </text:span><text:span text:style-name="T21">handles cases outside of defined conditions</text:span></text:p>
      <text:p text:style-name="P32"/>
      <text:p text:style-name="P33">&gt;</text:p>
      <text:p text:style-name="P13"><text:span text:style-name="T16"><text:tab/></text:span><text:span text:style-name="T20">if a == 5:</text:span></text:p>
      <text:p text:style-name="P34"><text:tab/><text:tab/>print(“a equals 5”)</text:p>
      <text:p text:style-name="P34"><text:tab/>elif a &lt; 5:</text:p>
      <text:p text:style-name="P12"><text:span text:style-name="T18"><text:tab/><text:tab/></text:span><text:span text:style-name="T20">print(“a less than 5”)</text:span></text:p>
      <text:p text:style-name="P35"><text:tab/>else:</text:p>
      <text:p text:style-name="P35"><text:tab/><text:tab/>print(“something else”)</text:p>
      <text:p text:style-name="P36">&lt;</text:p>
      <text:p text:style-name="P37"><text:tab/></text:p>
      <text:p text:style-name="P40"/>
      <text:p text:style-name="P16"><text:soft-page-break/>String Objects</text:p>
      <text:p text:style-name="P16"/>
      <text:p text:style-name="P14">-<text:span text:style-name="T26">Strings are kind of like arrays and can be referred to by an index</text:span></text:p>
      <text:p text:style-name="P14"/>
      <text:p text:style-name="P15">&gt;</text:p>
      <text:p text:style-name="P15"><text:tab/>sample_string = “abcdef”</text:p>
      <text:p text:style-name="P15"><text:tab/>ss[5]<text:tab/><text:tab/>//<text:span text:style-name="T10">Output: ‘f’</text:span></text:p>
      <text:p text:style-name="P41">&lt;</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3:04:10.789577373</meta:creation-date>
    <meta:generator>LibreOffice/5.4.4.2$Linux_X86_64 LibreOffice_project/40m0$Build-2</meta:generator>
    <dc:date>2018-01-22T14:26:25.680210092</dc:date>
    <meta:editing-duration>PT49M31S</meta:editing-duration>
    <meta:editing-cycles>28</meta:editing-cycles>
    <meta:document-statistic meta:table-count="0" meta:image-count="0" meta:object-count="0" meta:page-count="3" meta:paragraph-count="69" meta:word-count="298" meta:character-count="1603" meta:non-whitespace-character-count="1328"/>
  </office:meta>
</office:document-meta>
</file>